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縣市</text:p>
          </table:table-cell>
          <table:table-cell office:value-type="string" table:style-name="ce2">
            <text:p>營運路線</text:p>
          </table:table-cell>
          <table:table-cell office:value-type="string" table:style-name="ce2">
            <text:p>路線編號</text:p>
          </table:table-cell>
          <table:table-cell office:value-type="string" table:style-name="ce2">
            <text:p>電動公車輛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2">
            <text:p>捷運動物園站-松山車站</text:p>
          </table:table-cell>
          <table:table-cell office:value-type="float" office:value="66" table:style-name="ce2">
            <text:p>6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2">
            <text:p>萬芳社區-衡陽路</text:p>
          </table:table-cell>
          <table:table-cell office:value-type="string" table:style-name="ce2">
            <text:p>和平幹線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陳思蓉</meta:initial-creator>
    <dc:creator>賴琇瑜</dc:creator>
    <meta:creation-date>2019-08-20T09:12:05Z</meta:creation-date>
    <dc:date>2019-08-20T09:30:40Z</dc:date>
  </office:meta>
</office:document-meta>
</file>